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fo:color="#0000ff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4qjflsvlpo4p"/><text:span text:style-name="T1">Hello</text:span> <text:span text:style-name="T2">{{name}}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in" fo:margin-bottom="1in" fo:margin-left="1in" fo:margin-right="1in" fo:background-color="#ffffff" style:writing-mode="lr-tb" style:layout-grid-color="#c0c0c0" style:layout-grid-lines="25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5" meta:non-whitespace-character-count="14"/>
    <meta:generator>LibreOfficeDev/6.0.5.2$Linux_X86_64 LibreOffice_project/</meta:generator>
  </office:meta>
</office:document-meta>
</file>